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5in">
        <style:tab-stops/>
      </style:paragraph-properties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1/</text:p>
      <text:p text:style-name="Normal">Dear<text:s/>Mr. Warner,</text:p>
      <text:p text:style-name="Normal"><text:tab/>I'm writing about the report, and I was wondering if I could ask you a question.</text:p>
      <text:p text:style-name="Normal"><text:tab/>I would appreciate if you could give me the latest version.</text:p>
      <text:p text:style-name="Normal"><text:tab/>Thanks in advance for your help.</text:p>
      <text:p text:style-name="Normal">Best regards,</text:p>
      <text:p text:style-name="Normal">Gilbert.</text:p>
      <text:p text:style-name="Normal"/>
      <text:p text:style-name="Normal">2/</text:p>
      <text:p text:style-name="Normal">Dear<text:s/>Mr. Warner,</text:p>
      <text:p text:style-name="P2">This is to let you know that<text:s/>unfortunately,<text:s/>I will not be able to attend at<text:s/>tomorrow's meeting</text:p>
      <text:p text:style-name="P3">please accept my notes, you’ll find it attached at the end.</text:p>
      <text:p text:style-name="Normal"><text:tab/>Again, I do apologize.</text:p>
      <text:p text:style-name="Normal">Do not hesitate to contact me if you have any question.</text:p>
      <text:p text:style-name="Normal">Gilbert.</text:p>
      <text:p text:style-name="Normal"/>
      <text:p text:style-name="Normal">3/</text:p>
      <text:p text:style-name="Normal">Dear Mr. Warner,</text:p>
      <text:p text:style-name="P4">I’m writing to you<text:s/>to announce<text:s/>that the latest version of software works, indeed could we arrange a meeting with the client this Friday afternoon,<text:s/>for example between 2 and 4 pm.<text:s/></text:p>
      <text:p text:style-name="Normal">I look forward to meeting you.</text:p>
      <text:p text:style-name="Normal">Best regards,</text:p>
      <text:p text:style-name="Normal">Gilber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Tran</meta:initial-creator>
    <dc:creator>Florian Tran</dc:creator>
    <meta:creation-date>2022-04-25T08:17:00Z</meta:creation-date>
    <dc:date>2022-04-25T13:04:00Z</dc:date>
    <meta:template xlink:href="Normal" xlink:type="simple"/>
    <meta:editing-cycles>1</meta:editing-cycles>
    <meta:editing-duration>PT0S</meta:editing-duration>
    <meta:document-statistic meta:page-count="1" meta:paragraph-count="1" meta:word-count="110" meta:character-count="739" meta:row-count="5" meta:non-whitespace-character-count="630"/>
  </office:meta>
</office:document-meta>
</file>